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.211cm" svg:height="24.868cm" svg:x="13.896cm" svg:y="1.96cm">
            <draw:object draw:notify-on-update-of-ranges="Sheet1.A3:Sheet1.A17 Sheet1.A3:Sheet1.A17 Sheet1.B2:Sheet1.B2 Sheet1.B3:Sheet1.B17 Sheet1.A3:Sheet1.A17 Sheet1.C2:Sheet1.C2 Sheet1.C3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.475cm" svg:height="25.632cm" svg:x="13.794cm" svg:y="27.785cm">
            <draw:object draw:notify-on-update-of-ranges="Sheet1.A72:Sheet1.A85 Sheet1.A72:Sheet1.A85 Sheet1.B72:Sheet1.B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3.922cm" svg:height="16.628cm" svg:x="15.171cm" svg:y="56.259cm">
            <draw:object draw:notify-on-update-of-ranges="Sheet1.A126:Sheet1.A138 Sheet1.B125:Sheet1.B125 Sheet1.B126:Sheet1.B1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3.701cm" svg:height="18.912cm" svg:x="15.171cm" svg:y="76.366cm">
            <draw:object draw:notify-on-update-of-ranges="Sheet1.A179:Sheet1.A191 Sheet1.B177:Sheet1.B178 Sheet1.B179:Sheet1.B19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4.445cm" svg:height="23.986cm" svg:x="13.078cm" svg:y="97.43cm">
            <draw:object draw:notify-on-update-of-ranges="Sheet1.A179:Sheet1.A191 Sheet1.B177:Sheet1.B178 Sheet1.B179:Sheet1.B191 Sheet1.A126:Sheet1.A138 Sheet1.B126:Sheet1.B1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7.198cm" svg:height="22.498cm" svg:x="11.702cm" svg:y="123.328cm">
            <draw:object draw:notify-on-update-of-ranges="Sheet1.A283:Sheet1.A295 Sheet1.A283:Sheet1.A295 Sheet1.B282:Sheet1.B282 Sheet1.B283:Sheet1.B29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.833cm" svg:height="26.084cm" svg:x="1.046cm" svg:y="159.85cm">
            <draw:object draw:notify-on-update-of-ranges="Sheet1.A343:Sheet1.A352 Sheet1.B343:Sheet1.B352 Sheet1.A343:Sheet1.A352 Sheet1.C343:Sheet1.C352 Sheet1.A343:Sheet1.A352 Sheet1.D343:Sheet1.D352 Sheet1.A343:Sheet1.A352 Sheet1.E343:Sheet1.E3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8" draw:style-name="gr1" draw:text-style-name="P1" svg:width="39.318cm" svg:height="25.26cm" svg:x="18.53cm" svg:y="234.677cm">
            <draw:object draw:notify-on-update-of-ranges="Sheet1.B514:Sheet1.B522 Sheet1.A514:Sheet1.A522 Sheet1.D514:Sheet1.D522 Sheet1.A514:Sheet1.A5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Sort</text:p>
          </table:table-cell>
          <table:table-cell office:value-type="string" calcext:value-type="string">
            <text:p>qSort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71" calcext:value-type="float">
            <text:p>2171</text:p>
          </table:table-cell>
          <table:table-cell office:value-type="float" office:value="2015" calcext:value-type="float">
            <text:p>2015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46" calcext:value-type="float">
            <text:p>2546</text:p>
          </table:table-cell>
          <table:table-cell office:value-type="float" office:value="2281" calcext:value-type="float">
            <text:p>2281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93" calcext:value-type="float">
            <text:p>3593</text:p>
          </table:table-cell>
          <table:table-cell office:value-type="float" office:value="3242" calcext:value-type="float">
            <text:p>3242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67" calcext:value-type="float">
            <text:p>3867</text:p>
          </table:table-cell>
          <table:table-cell office:value-type="float" office:value="3554" calcext:value-type="float">
            <text:p>3554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648" calcext:value-type="float">
            <text:p>4648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77" calcext:value-type="float">
            <text:p>4277</text:p>
          </table:table-cell>
          <table:table-cell office:value-type="float" office:value="4843" calcext:value-type="float">
            <text:p>4843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75" calcext:value-type="float">
            <text:p>5375</text:p>
          </table:table-cell>
          <table:table-cell office:value-type="float" office:value="5781" calcext:value-type="float">
            <text:p>5781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25" calcext:value-type="float">
            <text:p>8125</text:p>
          </table:table-cell>
          <table:table-cell office:value-type="float" office:value="11562" calcext:value-type="float">
            <text:p>11562</text:p>
          </table:table-cell>
          <table:table-cell table:number-columns-repeated="1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937" calcext:value-type="float">
            <text:p>60937</text:p>
          </table:table-cell>
          <table:table-cell office:value-type="float" office:value="79687" calcext:value-type="float">
            <text:p>79687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2500" calcext:value-type="float">
            <text:p>162500</text:p>
          </table:table-cell>
          <table:table-cell office:value-type="float" office:value="165625" calcext:value-type="float">
            <text:p>165625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6875" calcext:value-type="float">
            <text:p>346875</text:p>
          </table:table-cell>
          <table:table-cell office:value-type="float" office:value="426562" calcext:value-type="float">
            <text:p>426562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65625" calcext:value-type="float">
            <text:p>765625</text:p>
          </table:table-cell>
          <table:table-cell office:value-type="float" office:value="1281250" calcext:value-type="float">
            <text:p>1281250</text:p>
          </table:table-cell>
          <table:table-cell table:number-columns-repeated="1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96875" calcext:value-type="float">
            <text:p>1296875</text:p>
          </table:table-cell>
          <table:table-cell office:value-type="float" office:value="1828125" calcext:value-type="float">
            <text:p>1828125</text:p>
          </table:table-cell>
          <table:table-cell table:number-columns-repeated="1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562500" calcext:value-type="float">
            <text:p>2562500</text:p>
          </table:table-cell>
          <table:table-cell table:number-columns-repeated="1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671875" calcext:value-type="float">
            <text:p>2671875</text:p>
          </table:table-cell>
          <table:table-cell office:value-type="float" office:value="3546875" calcext:value-type="float">
            <text:p>3546875</text:p>
          </table:table-cell>
          <table:table-cell table:number-columns-repeated="1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6562500" calcext:value-type="float">
            <text:p>356562500</text:p>
          </table:table-cell>
          <table:table-cell office:value-type="float" office:value="595156250" calcext:value-type="float">
            <text:p>595156250</text:p>
          </table:table-cell>
          <table:table-cell table:number-columns-repeated="16"/>
        </table:table-row>
        <table:table-row table:style-name="ro1" table:number-rows-repeated="52">
          <table:table-cell table:number-columns-repeated="19"/>
        </table:table-row>
        <table:table-row table:style-name="ro1">
          <table:table-cell office:value-type="string" calcext:value-type="string">
            <text:p>average ca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" calcext:value-type="float">
            <text:p>1.7</text:p>
          </table:table-cell>
          <table:table-cell table:number-columns-repeated="1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.3" calcext:value-type="float">
            <text:p>6.3</text:p>
          </table:table-cell>
          <table:table-cell table:number-columns-repeated="1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4.5" calcext:value-type="float">
            <text:p>14.5</text:p>
          </table:table-cell>
          <table:table-cell table:number-columns-repeated="1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3.6" calcext:value-type="float">
            <text:p>33.6</text:p>
          </table:table-cell>
          <table:table-cell table:number-columns-repeated="17"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74.4" calcext:value-type="float">
            <text:p>74.4</text:p>
          </table:table-cell>
          <table:table-cell table:number-columns-repeated="17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148.1" calcext:value-type="float">
            <text:p>148.1</text:p>
          </table:table-cell>
          <table:table-cell table:number-columns-repeated="17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321.9" calcext:value-type="float">
            <text:p>321.9</text:p>
          </table:table-cell>
          <table:table-cell table:number-columns-repeated="17"/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755.3" calcext:value-type="float">
            <text:p>755.3</text:p>
          </table:table-cell>
          <table:table-cell table:number-columns-repeated="17"/>
        </table:table-row>
        <table:table-row table:style-name="ro1" table:number-rows-repeated="38">
          <table:table-cell table:number-columns-repeated="19"/>
        </table:table-row>
        <table:table-row table:style-name="ro1">
          <table:table-cell office:value-type="string" calcext:value-type="string">
            <text:p>worst case l=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8" calcext:value-type="float">
            <text:p>8.8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4" calcext:value-type="float">
            <text:p>11.4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.1" calcext:value-type="float">
            <text:p>24.1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.8" calcext:value-type="float">
            <text:p>47.8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3.8" calcext:value-type="float">
            <text:p>93.8</text:p>
          </table:table-cell>
          <table:table-cell table:number-columns-repeated="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4.4" calcext:value-type="float">
            <text:p>184.4</text:p>
          </table:table-cell>
          <table:table-cell table:number-columns-repeated="1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41.6" calcext:value-type="float">
            <text:p>341.6</text:p>
          </table:table-cell>
          <table:table-cell table:number-columns-repeated="1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702.7" calcext:value-type="float">
            <text:p>702.7</text:p>
          </table:table-cell>
          <table:table-cell table:number-columns-repeated="1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326.4" calcext:value-type="float">
            <text:p>1326.4</text:p>
          </table:table-cell>
          <table:table-cell table:number-columns-repeated="1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146.1" calcext:value-type="float">
            <text:p>3146.1</text:p>
          </table:table-cell>
          <table:table-cell table:number-columns-repeated="17"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6779.8" calcext:value-type="float">
            <text:p>6779.8</text:p>
          </table:table-cell>
          <table:table-cell table:number-columns-repeated="17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14234.1" calcext:value-type="float">
            <text:p>14234.1</text:p>
          </table:table-cell>
          <table:table-cell table:number-columns-repeated="17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30663.9" calcext:value-type="float">
            <text:p>30663.9</text:p>
          </table:table-cell>
          <table:table-cell table:number-columns-repeated="17"/>
        </table:table-row>
        <table:table-row table:style-name="ro1" table:number-rows-repeated="38">
          <table:table-cell table:number-columns-repeated="19"/>
        </table:table-row>
        <table:table-row table:style-name="ro1">
          <table:table-cell office:value-type="string" calcext:value-type="string">
            <text:p>worst case l=5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" calcext:value-type="float">
            <text:p>6.6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6" calcext:value-type="float">
            <text:p>5.6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.8" calcext:value-type="float">
            <text:p>19.8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.7" calcext:value-type="float">
            <text:p>39.7</text:p>
          </table:table-cell>
          <table:table-cell table:number-columns-repeated="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9.4" calcext:value-type="float">
            <text:p>79.4</text:p>
          </table:table-cell>
          <table:table-cell table:number-columns-repeated="1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57.2" calcext:value-type="float">
            <text:p>157.2</text:p>
          </table:table-cell>
          <table:table-cell table:number-columns-repeated="1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18.1" calcext:value-type="float">
            <text:p>318.1</text:p>
          </table:table-cell>
          <table:table-cell table:number-columns-repeated="1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626.4" calcext:value-type="float">
            <text:p>626.4</text:p>
          </table:table-cell>
          <table:table-cell table:number-columns-repeated="1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373.1" calcext:value-type="float">
            <text:p>1373.1</text:p>
          </table:table-cell>
          <table:table-cell table:number-columns-repeated="17"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3313.9" calcext:value-type="float">
            <text:p>3313.9</text:p>
          </table:table-cell>
          <table:table-cell table:number-columns-repeated="17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6811.4" calcext:value-type="float">
            <text:p>6811.4</text:p>
          </table:table-cell>
          <table:table-cell table:number-columns-repeated="17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14702.5" calcext:value-type="float">
            <text:p>14702.5</text:p>
          </table:table-cell>
          <table:table-cell table:number-columns-repeated="17"/>
        </table:table-row>
        <table:table-row table:style-name="ro1" table:number-rows-repeated="89"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emory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.1" calcext:value-type="float">
            <text:p>2.1</text:p>
          </table:table-cell>
          <table:table-cell table:number-columns-repeated="1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8.3" calcext:value-type="float">
            <text:p>8.3</text:p>
          </table:table-cell>
          <table:table-cell table:number-columns-repeated="1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4.7" calcext:value-type="float">
            <text:p>14.7</text:p>
          </table:table-cell>
          <table:table-cell table:number-columns-repeated="17"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22.1" calcext:value-type="float">
            <text:p>22.1</text:p>
          </table:table-cell>
          <table:table-cell table:number-columns-repeated="17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34.6" calcext:value-type="float">
            <text:p>34.6</text:p>
          </table:table-cell>
          <table:table-cell table:number-columns-repeated="17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55.6" calcext:value-type="float">
            <text:p>55.6</text:p>
          </table:table-cell>
          <table:table-cell table:number-columns-repeated="17"/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169.9" calcext:value-type="float">
            <text:p>169.9</text:p>
          </table:table-cell>
          <table:table-cell table:number-columns-repeated="17"/>
        </table:table-row>
        <table:table-row table:style-name="ro1" table:number-rows-repeated="46"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1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0.6" calcext:value-type="float">
            <text:p>10.6</text:p>
          </table:table-cell>
          <table:table-cell office:value-type="float" office:value="9.2" calcext:value-type="float">
            <text:p>9.2</text:p>
          </table:table-cell>
          <table:table-cell office:value-type="float" office:value="10.3" calcext:value-type="float">
            <text:p>10.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3.4" calcext:value-type="float">
            <text:p>23.4</text:p>
          </table:table-cell>
          <table:table-cell office:value-type="float" office:value="22.3" calcext:value-type="float">
            <text:p>22.3</text:p>
          </table:table-cell>
          <table:table-cell table:number-columns-repeated="2" office:value-type="float" office:value="21.9" calcext:value-type="float">
            <text:p>21.9</text:p>
          </table:table-cell>
          <table:table-cell table:number-columns-repeated="9"/>
          <table:table-cell office:value-type="float" office:value="2000" calcext:value-type="float">
            <text:p>20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52.7" calcext:value-type="float">
            <text:p>52.7</text:p>
          </table:table-cell>
          <table:table-cell office:value-type="float" office:value="53.6" calcext:value-type="float">
            <text:p>53.6</text:p>
          </table:table-cell>
          <table:table-cell office:value-type="float" office:value="52" calcext:value-type="float">
            <text:p>52</text:p>
          </table:table-cell>
          <table:table-cell office:value-type="float" office:value="46.3" calcext:value-type="float">
            <text:p>46.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 table:number-rows-repeated="82"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1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table:number-columns-repeated="14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table:number-columns-repeated="14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0.8" calcext:value-type="float">
            <text:p>10.8</text:p>
          </table:table-cell>
          <table:table-cell office:value-type="float" office:value="9.7" calcext:value-type="float">
            <text:p>9.7</text:p>
          </table:table-cell>
          <table:table-cell office:value-type="float" office:value="10.9" calcext:value-type="float">
            <text:p>10.9</text:p>
          </table:table-cell>
          <table:table-cell office:value-type="float" office:value="10.5" calcext:value-type="float">
            <text:p>10.5</text:p>
          </table:table-cell>
          <table:table-cell table:number-columns-repeated="14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6.1" calcext:value-type="float">
            <text:p>26.1</text:p>
          </table:table-cell>
          <table:table-cell office:value-type="float" office:value="23.1" calcext:value-type="float">
            <text:p>23.1</text:p>
          </table:table-cell>
          <table:table-cell office:value-type="float" office:value="24.1" calcext:value-type="float">
            <text:p>24.1</text:p>
          </table:table-cell>
          <table:table-cell office:value-type="float" office:value="21.4" calcext:value-type="float">
            <text:p>21.4</text:p>
          </table:table-cell>
          <table:table-cell table:number-columns-repeated="14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55.6" calcext:value-type="float">
            <text:p>55.6</text:p>
          </table:table-cell>
          <table:table-cell office:value-type="float" office:value="54.7" calcext:value-type="float">
            <text:p>54.7</text:p>
          </table:table-cell>
          <table:table-cell office:value-type="float" office:value="49.8" calcext:value-type="float">
            <text:p>49.8</text:p>
          </table:table-cell>
          <table:table-cell office:value-type="float" office:value="50.3" calcext:value-type="float">
            <text:p>50.3</text:p>
          </table:table-cell>
          <table:table-cell table:number-columns-repeated="14"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122" calcext:value-type="float">
            <text:p>122</text:p>
          </table:table-cell>
          <table:table-cell office:value-type="float" office:value="130.9" calcext:value-type="float">
            <text:p>130.9</text:p>
          </table:table-cell>
          <table:table-cell office:value-type="float" office:value="120.9" calcext:value-type="float">
            <text:p>120.9</text:p>
          </table:table-cell>
          <table:table-cell office:value-type="float" office:value="116.9" calcext:value-type="float">
            <text:p>116.9</text:p>
          </table:table-cell>
          <table:table-cell table:number-columns-repeated="14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293.9" calcext:value-type="float">
            <text:p>293.9</text:p>
          </table:table-cell>
          <table:table-cell office:value-type="float" office:value="297" calcext:value-type="float">
            <text:p>297</text:p>
          </table:table-cell>
          <table:table-cell office:value-type="float" office:value="278.6" calcext:value-type="float">
            <text:p>278.6</text:p>
          </table:table-cell>
          <table:table-cell office:value-type="float" office:value="245" calcext:value-type="float">
            <text:p>245</text:p>
          </table:table-cell>
          <table:table-cell table:number-columns-repeated="14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680.9" calcext:value-type="float">
            <text:p>680.9</text:p>
          </table:table-cell>
          <table:table-cell office:value-type="float" office:value="662.3" calcext:value-type="float">
            <text:p>662.3</text:p>
          </table:table-cell>
          <table:table-cell office:value-type="float" office:value="644.7" calcext:value-type="float">
            <text:p>644.7</text:p>
          </table:table-cell>
          <table:table-cell office:value-type="float" office:value="579.7" calcext:value-type="float">
            <text:p>579.7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>
            <draw:frame draw:z-index="7" draw:style-name="gr1" draw:text-style-name="P1" svg:width="40.833cm" svg:height="26.084cm" svg:x="1.157cm" svg:y="0.105cm">
              <draw:object draw:notify-on-update-of-ranges="Sheet1.A431:Sheet1.A438 Sheet1.B431:Sheet1.B438 Sheet1.A431:Sheet1.A438 Sheet1.C431:Sheet1.C438 Sheet1.A431:Sheet1.A438 Sheet1.D431:Sheet1.D438 Sheet1.A431:Sheet1.A438 Sheet1.E431:Sheet1.E43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71"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Tempo Java (ms)</text:p>
          </table:table-cell>
          <table:table-cell/>
          <table:table-cell office:value-type="string" calcext:value-type="string">
            <text:p>Tempo Cordel (ms)</text:p>
          </table:table-cell>
          <table:table-cell table:number-columns-repeated="15"/>
        </table:table-row>
        <table:table-row table:style-name="ro1">
          <table:table-cell office:value-type="float" office:value="8192000" calcext:value-type="float">
            <text:p>819200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16384000" calcext:value-type="float">
            <text:p>16384000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.1" calcext:value-type="float">
            <text:p>2.1</text:p>
          </table:table-cell>
          <table:table-cell table:number-columns-repeated="15"/>
        </table:table-row>
        <table:table-row table:style-name="ro1">
          <table:table-cell office:value-type="float" office:value="32768000" calcext:value-type="float">
            <text:p>32768000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.1" calcext:value-type="float">
            <text:p>2.1</text:p>
          </table:table-cell>
          <table:table-cell table:number-columns-repeated="15"/>
        </table:table-row>
        <table:table-row table:style-name="ro1">
          <table:table-cell office:value-type="float" office:value="65536000" calcext:value-type="float">
            <text:p>65536000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15"/>
        </table:table-row>
        <table:table-row table:style-name="ro1">
          <table:table-cell office:value-type="float" office:value="131072000" calcext:value-type="float">
            <text:p>131072000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20.9" calcext:value-type="float">
            <text:p>20.9</text:p>
          </table:table-cell>
          <table:table-cell table:number-columns-repeated="15"/>
        </table:table-row>
        <table:table-row table:style-name="ro1">
          <table:table-cell office:value-type="float" office:value="262144000" calcext:value-type="float">
            <text:p>262144000</text:p>
          </table:table-cell>
          <table:table-cell office:value-type="float" office:value="72.9" calcext:value-type="float">
            <text:p>72.9</text:p>
          </table:table-cell>
          <table:table-cell/>
          <table:table-cell office:value-type="float" office:value="42.2" calcext:value-type="float">
            <text:p>42.2</text:p>
          </table:table-cell>
          <table:table-cell table:number-columns-repeated="15"/>
        </table:table-row>
        <table:table-row table:style-name="ro1">
          <table:table-cell office:value-type="float" office:value="524288000" calcext:value-type="float">
            <text:p>524288000</text:p>
          </table:table-cell>
          <table:table-cell office:value-type="float" office:value="135.4" calcext:value-type="float">
            <text:p>135.4</text:p>
          </table:table-cell>
          <table:table-cell/>
          <table:table-cell office:value-type="float" office:value="82.3" calcext:value-type="float">
            <text:p>82.3</text:p>
          </table:table-cell>
          <table:table-cell table:number-columns-repeated="15"/>
        </table:table-row>
        <table:table-row table:style-name="ro1">
          <table:table-cell office:value-type="float" office:value="1048576000" calcext:value-type="float">
            <text:p>1048576000</text:p>
          </table:table-cell>
          <table:table-cell office:value-type="float" office:value="292.2" calcext:value-type="float">
            <text:p>292.2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office:value-type="float" office:value="2097152000" calcext:value-type="float">
            <text:p>2097152000</text:p>
          </table:table-cell>
          <table:table-cell office:value-type="float" office:value="557.3" calcext:value-type="float">
            <text:p>557.3</text:p>
          </table:table-cell>
          <table:table-cell/>
          <table:table-cell office:value-type="float" office:value="327.1" calcext:value-type="float">
            <text:p>327.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21:40:24.5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5:49:00.282000000</meta:creation-date>
    <dc:date>2023-11-30T22:11:05.585000000</dc:date>
    <meta:editing-duration>PT18H51M37S</meta:editing-duration>
    <meta:editing-cycles>21</meta:editing-cycles>
    <meta:generator>LibreOffice/7.6.2.1$Windows_X86_64 LibreOffice_project/56f7684011345957bbf33a7ee678afaf4d2ba333</meta:generator>
    <meta:document-statistic meta:table-count="1" meta:cell-count="300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 svg:stroke-color="#80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212cm" svg:height="24.869cm" xlink:href=".." xlink:type="simple" chart:class="chart:scatter" chart:column-mapping="0 1" chart:style-name="ch1">
        <chart:legend chart:legend-position="end" svg:x="40.116cm" svg:y="11.388cm" style:legend-expansion="high" chart:style-name="ch2"/>
        <chart:plot-area chart:style-name="ch3" table:cell-range-address="Sheet1.A2:Sheet1.C17" chart:data-source-has-labels="both" svg:x="0.884cm" svg:y="0.497cm" svg:width="38.348cm" svg:height="23.875cm">
          <chart:coordinate-region svg:x="2.802cm" svg:y="0.696cm" svg:width="35.78cm" svg:height="23.029cm"/>
          <chart:axis chart:dimension="x" chart:name="primary-x" chart:style-name="ch4" chartooo:axis-type="auto">
            <chart:categories table:cell-range-address="Sheet1.A3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7" chart:label-cell-address="Sheet1.B2:Sheet1.B2" chart:class="chart:scatter">
            <chart:domain table:cell-range-address="Sheet1.A3:Sheet1.A17"/>
            <chart:regression-curve chart:style-name="ch8"/>
            <chart:data-point chart:repeated="15"/>
          </chart:series>
          <chart:series chart:style-name="ch9" chart:values-cell-range-address="Sheet1.C3:Sheet1.C17" chart:label-cell-address="Sheet1.C2:Sheet1.C2" chart:class="chart:scatter">
            <chart:regression-curve chart:style-name="ch10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171</text:p>
                <draw:g>
                  <svg:desc>Sheet1.B2:Sheet1.B2</svg:desc>
                </draw:g>
              </table:table-cell>
              <table:table-cell office:value-type="string">
                <text:p>2015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Sheet1.A3:Sheet1.A17</svg:desc>
                </draw:g>
              </table:table-cell>
              <table:table-cell office:value-type="float" office:value="15">
                <text:p>15</text:p>
                <draw:g>
                  <svg:desc>Sheet1.A3:Sheet1.A17</svg:desc>
                </draw:g>
              </table:table-cell>
              <table:table-cell office:value-type="float" office:value="2546">
                <text:p>2546</text:p>
                <draw:g>
                  <svg:desc>Sheet1.B3:Sheet1.B17</svg:desc>
                </draw:g>
              </table:table-cell>
              <table:table-cell office:value-type="float" office:value="2281">
                <text:p>2281</text:p>
                <draw:g>
                  <svg:desc>Sheet1.C3:Sheet1.C1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93">
                <text:p>3593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67">
                <text:p>3867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648">
                <text:p>4648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277">
                <text:p>4277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375">
                <text:p>5375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25">
                <text:p>8125</text:p>
              </table:table-cell>
              <table:table-cell office:value-type="float" office:value="11562">
                <text:p>1156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0937">
                <text:p>60937</text:p>
              </table:table-cell>
              <table:table-cell office:value-type="float" office:value="79687">
                <text:p>796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62500">
                <text:p>162500</text:p>
              </table:table-cell>
              <table:table-cell office:value-type="float" office:value="165625">
                <text:p>165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346875">
                <text:p>346875</text:p>
              </table:table-cell>
              <table:table-cell office:value-type="float" office:value="426562">
                <text:p>4265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765625">
                <text:p>765625</text:p>
              </table:table-cell>
              <table:table-cell office:value-type="float" office:value="1281250">
                <text:p>128125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1296875">
                <text:p>1296875</text:p>
              </table:table-cell>
              <table:table-cell office:value-type="float" office:value="1828125">
                <text:p>18281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2000000">
                <text:p>2000000</text:p>
              </table:table-cell>
              <table:table-cell office:value-type="float" office:value="2562500">
                <text:p>256250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2671875">
                <text:p>2671875</text:p>
              </table:table-cell>
              <table:table-cell office:value-type="float" office:value="3546875">
                <text:p>354687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356562500">
                <text:p>356562500</text:p>
              </table:table-cell>
              <table:table-cell office:value-type="float" office:value="595156250">
                <text:p>595156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476cm" svg:height="25.633cm" xlink:href=".." xlink:type="simple" chart:class="chart:scatter" chart:column-mapping="0" chart:style-name="ch1">
        <chart:legend chart:legend-position="end" svg:x="38.213cm" svg:y="12.517cm" style:legend-expansion="high" chart:style-name="ch2"/>
        <chart:plot-area chart:style-name="ch3" table:cell-range-address="Sheet1.A72:Sheet1.B85" chart:data-source-has-labels="column" svg:x="0.809cm" svg:y="0.512cm" svg:width="36.595cm" svg:height="24.609cm">
          <chart:coordinate-region svg:x="1.801cm" svg:y="0.712cm" svg:width="34.86cm" svg:height="23.762cm"/>
          <chart:axis chart:dimension="x" chart:name="primary-x" chart:style-name="ch4" chartooo:axis-type="auto">
            <chart:categories table:cell-range-address="Sheet1.A72:Sheet1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2:Sheet1.B85" chart:class="chart:scatter">
            <chart:domain table:cell-range-address="Sheet1.A72:Sheet1.A85"/>
            <chart:data-point chart:repeated="4"/>
            <chart:data-point chart:style-name="ch8" chart:repeated="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A72:Sheet1.A85</svg:desc>
                </draw:g>
              </table:table-cell>
              <table:table-cell office:value-type="float" office:value="250">
                <text:p>250</text:p>
                <draw:g>
                  <svg:desc>Sheet1.A72:Sheet1.A85</svg:desc>
                </draw:g>
              </table:table-cell>
              <table:table-cell office:value-type="float" office:value="0.2">
                <text:p>0.2</text:p>
                <draw:g>
                  <svg:desc>Sheet1.B72:Sheet1.B85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1024000">
                <text:p>1024000</text:p>
              </table:table-cell>
              <table:table-cell office:value-type="float" office:value="321.9">
                <text:p>321.9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2048000">
                <text:p>2048000</text:p>
              </table:table-cell>
              <table:table-cell office:value-type="float" office:value="755.3">
                <text:p>75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923cm" svg:height="16.629cm" xlink:href=".." xlink:type="simple" chart:class="chart:scatter" chart:style-name="ch1">
        <chart:legend chart:legend-position="end" svg:x="30.648cm" svg:y="7.766cm" style:legend-expansion="high" chart:style-name="ch2"/>
        <chart:plot-area chart:style-name="ch3" table:cell-range-address="Sheet1.A126:Sheet1.B138 Sheet1.B125:Sheet1.B125" chart:data-source-has-labels="row" svg:x="0.678cm" svg:y="0.332cm" svg:width="29.292cm" svg:height="15.965cm">
          <chart:coordinate-region svg:x="2.04cm" svg:y="0.531cm" svg:width="27.187cm" svg:height="15.1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26:Sheet1.B138" chart:label-cell-address="Sheet1.B125:Sheet1.B125" chart:class="chart:scatter">
            <chart:domain table:cell-range-address="Sheet1.A126:Sheet1.A138"/>
            <chart:regression-curve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25:Sheet1.B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126:Sheet1.A138</svg:desc>
                </draw:g>
              </table:table-cell>
              <table:table-cell office:value-type="float" office:value="8.8">
                <text:p>8.8</text:p>
                <draw:g>
                  <svg:desc>Sheet1.B126:Sheet1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702.7">
                <text:p>70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1326.4">
                <text:p>13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0">
                <text:p>128000</text:p>
              </table:table-cell>
              <table:table-cell office:value-type="float" office:value="3146.1">
                <text:p>314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00">
                <text:p>256000</text:p>
              </table:table-cell>
              <table:table-cell office:value-type="float" office:value="6779.8">
                <text:p>677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00">
                <text:p>512000</text:p>
              </table:table-cell>
              <table:table-cell office:value-type="float" office:value="14234.1">
                <text:p>1423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00">
                <text:p>1024000</text:p>
              </table:table-cell>
              <table:table-cell office:value-type="float" office:value="30663.9">
                <text:p>30663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702cm" svg:height="18.913cm" xlink:href=".." xlink:type="simple" chart:class="chart:scatter" chart:style-name="ch1">
        <chart:legend chart:legend-position="end" svg:x="30.321cm" svg:y="8.908cm" style:legend-expansion="high" chart:style-name="ch2"/>
        <chart:plot-area chart:style-name="ch3" table:cell-range-address="Sheet1.A179:Sheet1.B191 Sheet1.B177:Sheet1.B178" chart:data-source-has-labels="row" svg:x="0.674cm" svg:y="0.378cm" svg:width="28.973cm" svg:height="18.157cm">
          <chart:coordinate-region svg:x="2.036cm" svg:y="0.577cm" svg:width="26.868cm" svg:height="17.3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79:Sheet1.B191" chart:label-cell-address="Sheet1.B177:Sheet1.B178" chart:class="chart:scatter">
            <chart:domain table:cell-range-address="Sheet1.A179:Sheet1.A191"/>
            <chart:regression-curve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Sheet1.B177:Sheet1.B1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179:Sheet1.A191</svg:desc>
                </draw:g>
              </table:table-cell>
              <table:table-cell office:value-type="float" office:value="6.6">
                <text:p>6.6</text:p>
                <draw:g>
                  <svg:desc>Sheet1.B179:Sheet1.B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318.1">
                <text:p>31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626.4">
                <text:p>6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0">
                <text:p>128000</text:p>
              </table:table-cell>
              <table:table-cell office:value-type="float" office:value="1373.1">
                <text:p>137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00">
                <text:p>256000</text:p>
              </table:table-cell>
              <table:table-cell office:value-type="float" office:value="3313.9">
                <text:p>3313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00">
                <text:p>512000</text:p>
              </table:table-cell>
              <table:table-cell office:value-type="float" office:value="6811.4">
                <text:p>681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00">
                <text:p>1024000</text:p>
              </table:table-cell>
              <table:table-cell office:value-type="float" office:value="14702.5">
                <text:p>1470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446cm" svg:height="23.987cm" xlink:href=".." xlink:type="simple" chart:class="chart:scatter" chart:style-name="ch1">
        <chart:legend chart:legend-position="end" svg:x="32.183cm" svg:y="11.445cm" style:legend-expansion="high" chart:style-name="ch2"/>
        <chart:plot-area chart:style-name="ch3" table:cell-range-address="Sheet1.A179:Sheet1.B191 Sheet1.B177:Sheet1.B178 Sheet1.B126:Sheet1.B138" chart:data-source-has-labels="row" svg:x="0.688cm" svg:y="0.479cm" svg:width="30.807cm" svg:height="23.029cm">
          <chart:coordinate-region svg:x="1.865cm" svg:y="0.678cm" svg:width="28.888cm" svg:height="22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79:Sheet1.B191" chart:label-cell-address="Sheet1.B177:Sheet1.B178" chart:class="chart:scatter">
            <chart:domain table:cell-range-address="Sheet1.A179:Sheet1.A191"/>
            <chart:data-point chart:repeated="13"/>
          </chart:series>
          <chart:series chart:style-name="ch8" chart:values-cell-range-address="Sheet1.B126:Sheet1.B138" chart:class="chart:scatter">
            <chart:domain table:cell-range-address="Sheet1.A126:Sheet1.A13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Sheet1.B177:Sheet1.B17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179:Sheet1.A191</svg:desc>
                </draw:g>
              </table:table-cell>
              <table:table-cell office:value-type="float" office:value="6.6">
                <text:p>6.6</text:p>
                <draw:g>
                  <svg:desc>Sheet1.B179:Sheet1.B191</svg:desc>
                </draw:g>
              </table:table-cell>
              <table:table-cell office:value-type="float" office:value="250">
                <text:p>250</text:p>
                <draw:g>
                  <svg:desc>Sheet1.A126:Sheet1.A138</svg:desc>
                </draw:g>
              </table:table-cell>
              <table:table-cell office:value-type="float" office:value="8.8">
                <text:p>8.8</text:p>
                <draw:g>
                  <svg:desc>Sheet1.B126:Sheet1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  <table:table-cell office:value-type="float" office:value="500">
                <text:p>5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9.8">
                <text:p>19.8</text:p>
              </table:table-cell>
              <table:table-cell office:value-type="float" office:value="2000">
                <text:p>2000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39.7">
                <text:p>39.7</text:p>
              </table:table-cell>
              <table:table-cell office:value-type="float" office:value="4000">
                <text:p>4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79.4">
                <text:p>79.4</text:p>
              </table:table-cell>
              <table:table-cell office:value-type="float" office:value="8000">
                <text:p>8000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157.2">
                <text:p>157.2</text:p>
              </table:table-cell>
              <table:table-cell office:value-type="float" office:value="16000">
                <text:p>16000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318.1">
                <text:p>318.1</text:p>
              </table:table-cell>
              <table:table-cell office:value-type="float" office:value="32000">
                <text:p>32000</text:p>
              </table:table-cell>
              <table:table-cell office:value-type="float" office:value="702.7">
                <text:p>70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626.4">
                <text:p>626.4</text:p>
              </table:table-cell>
              <table:table-cell office:value-type="float" office:value="64000">
                <text:p>64000</text:p>
              </table:table-cell>
              <table:table-cell office:value-type="float" office:value="1326.4">
                <text:p>13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0">
                <text:p>128000</text:p>
              </table:table-cell>
              <table:table-cell office:value-type="float" office:value="1373.1">
                <text:p>1373.1</text:p>
              </table:table-cell>
              <table:table-cell office:value-type="float" office:value="128000">
                <text:p>128000</text:p>
              </table:table-cell>
              <table:table-cell office:value-type="float" office:value="3146.1">
                <text:p>314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00">
                <text:p>256000</text:p>
              </table:table-cell>
              <table:table-cell office:value-type="float" office:value="3313.9">
                <text:p>3313.9</text:p>
              </table:table-cell>
              <table:table-cell office:value-type="float" office:value="256000">
                <text:p>256000</text:p>
              </table:table-cell>
              <table:table-cell office:value-type="float" office:value="6779.8">
                <text:p>677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00">
                <text:p>512000</text:p>
              </table:table-cell>
              <table:table-cell office:value-type="float" office:value="6811.4">
                <text:p>6811.4</text:p>
              </table:table-cell>
              <table:table-cell office:value-type="float" office:value="512000">
                <text:p>512000</text:p>
              </table:table-cell>
              <table:table-cell office:value-type="float" office:value="14234.1">
                <text:p>1423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00">
                <text:p>1024000</text:p>
              </table:table-cell>
              <table:table-cell office:value-type="float" office:value="14702.5">
                <text:p>14702.5</text:p>
              </table:table-cell>
              <table:table-cell office:value-type="float" office:value="1024000">
                <text:p>1024000</text:p>
              </table:table-cell>
              <table:table-cell office:value-type="float" office:value="30663.9">
                <text:p>30663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199cm" svg:height="22.499cm" xlink:href=".." xlink:type="simple" chart:class="chart:scatter" chart:column-mapping="0" chart:style-name="ch1">
        <chart:legend chart:legend-position="end" svg:x="36.259cm" svg:y="10.95cm" style:legend-expansion="high" chart:style-name="ch2"/>
        <chart:plot-area chart:style-name="ch3" table:cell-range-address="Sheet1.A282:Sheet1.B295" chart:data-source-has-labels="both" svg:x="0.743cm" svg:y="0.449cm" svg:width="34.773cm" svg:height="21.601cm">
          <chart:coordinate-region svg:x="1.735cm" svg:y="0.649cm" svg:width="33.038cm" svg:height="20.754cm"/>
          <chart:axis chart:dimension="x" chart:name="primary-x" chart:style-name="ch4" chartooo:axis-type="auto">
            <chart:categories table:cell-range-address="Sheet1.A283:Sheet1.A2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83:Sheet1.B295" chart:label-cell-address="Sheet1.B282:Sheet1.B282" chart:class="chart:scatter">
            <chart:domain table:cell-range-address="Sheet1.A283:Sheet1.A295"/>
            <chart:data-point chart:repeated="8"/>
            <chart:data-point chart:style-name="ch8" chart:repeated="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Sheet1.B282:Sheet1.B28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83:Sheet1.A295</svg:desc>
                </draw:g>
              </table:table-cell>
              <table:table-cell office:value-type="float" office:value="500">
                <text:p>500</text:p>
                <draw:g>
                  <svg:desc>Sheet1.A283:Sheet1.A295</svg:desc>
                </draw:g>
              </table:table-cell>
              <table:table-cell office:value-type="float" office:value="0">
                <text:p>0</text:p>
                <draw:g>
                  <svg:desc>Sheet1.B283:Sheet1.B29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1024000">
                <text:p>1024000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2048000">
                <text:p>2048000</text:p>
              </table:table-cell>
              <table:table-cell office:value-type="float" office:value="169.9">
                <text:p>169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7500" chart:maximum="15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.5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0.834cm" svg:height="26.085cm" xlink:href=".." xlink:type="simple" chart:class="chart:scatter" chart:style-name="ch1">
        <chart:legend chart:legend-position="end" svg:x="36.818cm" svg:y="11cm" style:legend-expansion="high" chart:style-name="ch2"/>
        <chart:plot-area chart:style-name="ch3" table:cell-range-address="Sheet1.A343:Sheet1.E352" chart:data-source-has-labels="row" svg:x="1.444cm" svg:y="1.261cm" svg:width="32.125cm" svg:height="23.227cm">
          <chart:coordinate-region svg:x="2.886cm" svg:y="1.261cm" svg:width="30.683cm" svg:height="22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43:Sheet1.B352" loext:label-string="recursive" chart:class="chart:scatter">
            <chart:domain table:cell-range-address="Sheet1.A343:Sheet1.A352"/>
            <chart:regression-curve chart:style-name="ch8"/>
            <chart:data-point chart:repeated="10"/>
          </chart:series>
          <chart:series chart:style-name="ch9" chart:values-cell-range-address="Sheet1.C343:Sheet1.C352" loext:label-string="v_1" chart:class="chart:scatter">
            <chart:regression-curve chart:style-name="ch10"/>
            <chart:data-point chart:repeated="10"/>
          </chart:series>
          <chart:series chart:style-name="ch11" chart:values-cell-range-address="Sheet1.D343:Sheet1.D352" loext:label-string="v_2" chart:class="chart:scatter">
            <chart:regression-curve chart:style-name="ch12"/>
            <chart:data-point chart:repeated="10"/>
          </chart:series>
          <chart:series chart:style-name="ch13" chart:values-cell-range-address="Sheet1.E343:Sheet1.E352" loext:label-string="v_3" chart:class="chart:scatter">
            <chart:regression-curve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ursive</text:p>
              </table:table-cell>
              <table:table-cell office:value-type="string">
                <text:p>v_1</text:p>
              </table:table-cell>
              <table:table-cell office:value-type="string">
                <text:p>v_2</text:p>
              </table:table-cell>
              <table:table-cell office:value-type="string">
                <text:p>v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Sheet1.A343:Sheet1.A352</svg:desc>
                </draw:g>
              </table:table-cell>
              <table:table-cell office:value-type="float" office:value="2.2">
                <text:p>2.2</text:p>
                <draw:g>
                  <svg:desc>Sheet1.B343:Sheet1.B352</svg:desc>
                </draw:g>
              </table:table-cell>
              <table:table-cell office:value-type="float" office:value="1.9">
                <text:p>1.9</text:p>
                <draw:g>
                  <svg:desc>Sheet1.C343:Sheet1.C352</svg:desc>
                </draw:g>
              </table:table-cell>
              <table:table-cell office:value-type="float" office:value="2.2">
                <text:p>2.2</text:p>
                <draw:g>
                  <svg:desc>Sheet1.D343:Sheet1.D352</svg:desc>
                </draw:g>
              </table:table-cell>
              <table:table-cell office:value-type="float" office:value="2.5">
                <text:p>2.5</text:p>
                <draw:g>
                  <svg:desc>Sheet1.E343:Sheet1.E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3.6">
                <text:p>3.6</text:p>
              </table:table-cell>
              <table:table-cell office:value-type="float" office:value="4.4">
                <text:p>4.4</text:p>
              </table:table-cell>
              <table:table-cell office:value-type="float" office:value="4.8">
                <text:p>4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0">
                <text:p>32000</text:p>
              </table:table-cell>
              <table:table-cell office:value-type="float" office:value="10.6">
                <text:p>10.6</text:p>
              </table:table-cell>
              <table:table-cell office:value-type="float" office:value="9.2">
                <text:p>9.2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0">
                <text:p>64000</text:p>
              </table:table-cell>
              <table:table-cell office:value-type="float" office:value="23.4">
                <text:p>23.4</text:p>
              </table:table-cell>
              <table:table-cell office:value-type="float" office:value="22.3">
                <text:p>22.3</text:p>
              </table:table-cell>
              <table:table-cell office:value-type="float" office:value="21.9">
                <text:p>21.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0">
                <text:p>128000</text:p>
              </table:table-cell>
              <table:table-cell office:value-type="float" office:value="52.7">
                <text:p>52.7</text:p>
              </table:table-cell>
              <table:table-cell office:value-type="float" office:value="53.6">
                <text:p>53.6</text:p>
              </table:table-cell>
              <table:table-cell office:value-type="float" office:value="52">
                <text:p>52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7500" chart:maximum="12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.5" chart:maximum="7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0.834cm" svg:height="26.085cm" xlink:href=".." xlink:type="simple" chart:class="chart:scatter" chart:style-name="ch1">
        <chart:legend chart:legend-position="end" svg:x="36.844cm" svg:y="11cm" style:legend-expansion="high" chart:style-name="ch2"/>
        <chart:plot-area chart:style-name="ch3" table:cell-range-address="Sheet1.A431:Sheet1.E438" chart:data-source-has-labels="row" svg:x="1.788cm" svg:y="1.261cm" svg:width="31.781cm" svg:height="23.227cm">
          <chart:coordinate-region svg:x="2.886cm" svg:y="1.261cm" svg:width="30.683cm" svg:height="22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31:Sheet1.B438" loext:label-string="recursive" chart:class="chart:scatter">
            <chart:domain table:cell-range-address="Sheet1.A431:Sheet1.A438"/>
            <chart:regression-curve chart:style-name="ch8"/>
            <chart:data-point chart:repeated="8"/>
          </chart:series>
          <chart:series chart:style-name="ch9" chart:values-cell-range-address="Sheet1.C431:Sheet1.C438" loext:label-string="v_1" chart:class="chart:scatter">
            <chart:regression-curve chart:style-name="ch10"/>
            <chart:data-point chart:repeated="8"/>
          </chart:series>
          <chart:series chart:style-name="ch11" chart:values-cell-range-address="Sheet1.D431:Sheet1.D438" loext:label-string="v_2" chart:class="chart:scatter">
            <chart:regression-curve chart:style-name="ch12"/>
            <chart:data-point chart:repeated="8"/>
          </chart:series>
          <chart:series chart:style-name="ch13" chart:values-cell-range-address="Sheet1.E431:Sheet1.E438" loext:label-string="v_3" chart:class="chart:scatter">
            <chart:regression-curve chart:style-name="ch14"/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ursive</text:p>
              </table:table-cell>
              <table:table-cell office:value-type="string">
                <text:p>v_1</text:p>
              </table:table-cell>
              <table:table-cell office:value-type="string">
                <text:p>v_2</text:p>
              </table:table-cell>
              <table:table-cell office:value-type="string">
                <text:p>v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Sheet1.A431:Sheet1.A438</svg:desc>
                </draw:g>
              </table:table-cell>
              <table:table-cell office:value-type="float" office:value="2">
                <text:p>2</text:p>
                <draw:g>
                  <svg:desc>Sheet1.B431:Sheet1.B438</svg:desc>
                </draw:g>
              </table:table-cell>
              <table:table-cell office:value-type="float" office:value="1.7">
                <text:p>1.7</text:p>
                <draw:g>
                  <svg:desc>Sheet1.C431:Sheet1.C438</svg:desc>
                </draw:g>
              </table:table-cell>
              <table:table-cell office:value-type="float" office:value="1.7">
                <text:p>1.7</text:p>
                <draw:g>
                  <svg:desc>Sheet1.D431:Sheet1.D438</svg:desc>
                </draw:g>
              </table:table-cell>
              <table:table-cell office:value-type="float" office:value="2.3">
                <text:p>2.3</text:p>
                <draw:g>
                  <svg:desc>Sheet1.E431:Sheet1.E4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4.8">
                <text:p>4.8</text:p>
              </table:table-cell>
              <table:table-cell office:value-type="float" office:value="4.5">
                <text:p>4.5</text:p>
              </table:table-cell>
              <table:table-cell office:value-type="float" office:value="5.3">
                <text:p>5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0">
                <text:p>32000</text:p>
              </table:table-cell>
              <table:table-cell office:value-type="float" office:value="10.8">
                <text:p>10.8</text:p>
              </table:table-cell>
              <table:table-cell office:value-type="float" office:value="9.7">
                <text:p>9.7</text:p>
              </table:table-cell>
              <table:table-cell office:value-type="float" office:value="10.9">
                <text:p>10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0">
                <text:p>64000</text:p>
              </table:table-cell>
              <table:table-cell office:value-type="float" office:value="26.1">
                <text:p>26.1</text:p>
              </table:table-cell>
              <table:table-cell office:value-type="float" office:value="23.1">
                <text:p>23.1</text:p>
              </table:table-cell>
              <table:table-cell office:value-type="float" office:value="24.1">
                <text:p>24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00">
                <text:p>128000</text:p>
              </table:table-cell>
              <table:table-cell office:value-type="float" office:value="55.6">
                <text:p>55.6</text:p>
              </table:table-cell>
              <table:table-cell office:value-type="float" office:value="54.7">
                <text:p>54.7</text:p>
              </table:table-cell>
              <table:table-cell office:value-type="float" office:value="49.8">
                <text:p>49.8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000">
                <text:p>256000</text:p>
              </table:table-cell>
              <table:table-cell office:value-type="float" office:value="122">
                <text:p>122</text:p>
              </table:table-cell>
              <table:table-cell office:value-type="float" office:value="130.9">
                <text:p>130.9</text:p>
              </table:table-cell>
              <table:table-cell office:value-type="float" office:value="120.9">
                <text:p>120.9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000">
                <text:p>512000</text:p>
              </table:table-cell>
              <table:table-cell office:value-type="float" office:value="293.9">
                <text:p>293.9</text:p>
              </table:table-cell>
              <table:table-cell office:value-type="float" office:value="297">
                <text:p>297</text:p>
              </table:table-cell>
              <table:table-cell office:value-type="float" office:value="278.6">
                <text:p>278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000">
                <text:p>1024000</text:p>
              </table:table-cell>
              <table:table-cell office:value-type="float" office:value="680.9">
                <text:p>680.9</text:p>
              </table:table-cell>
              <table:table-cell office:value-type="float" office:value="662.3">
                <text:p>662.3</text:p>
              </table:table-cell>
              <table:table-cell office:value-type="float" office:value="644.7">
                <text:p>644.7</text:p>
              </table:table-cell>
              <table:table-cell office:value-type="float" office:value="579.7">
                <text:p>579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319cm" svg:height="25.261cm" xlink:href=".." xlink:type="simple" chart:class="chart:scatter" chart:style-name="ch1">
        <chart:legend chart:legend-position="end" svg:x="37.638cm" svg:y="12.082cm" style:legend-expansion="high" chart:style-name="ch2"/>
        <chart:plot-area chart:style-name="ch3" table:cell-range-address="Sheet1.A514:Sheet1.B522 Sheet1.D514:Sheet1.D522" chart:data-source-has-labels="row" svg:x="0.786cm" svg:y="0.505cm" svg:width="36.066cm" svg:height="24.251cm">
          <chart:coordinate-region svg:x="1.594cm" svg:y="0.704cm" svg:width="34.238cm" svg:height="23.4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14:Sheet1.B522" loext:label-string="java" chart:class="chart:scatter">
            <chart:domain table:cell-range-address="Sheet1.A514:Sheet1.A522"/>
            <chart:data-point chart:repeated="9"/>
          </chart:series>
          <chart:series chart:style-name="ch8" chart:values-cell-range-address="Sheet1.D514:Sheet1.D522" loext:label-string="cordel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java</text:p>
              </table:table-cell>
              <table:table-cell office:value-type="string">
                <text:p>cord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000">
                <text:p>8192000</text:p>
                <draw:g>
                  <svg:desc>Sheet1.A514:Sheet1.A522</svg:desc>
                </draw:g>
              </table:table-cell>
              <table:table-cell office:value-type="float" office:value="1.6">
                <text:p>1.6</text:p>
                <draw:g>
                  <svg:desc>Sheet1.B514:Sheet1.B522</svg:desc>
                </draw:g>
              </table:table-cell>
              <table:table-cell office:value-type="float" office:value="0.5">
                <text:p>0.5</text:p>
                <draw:g>
                  <svg:desc>Sheet1.D514:Sheet1.D5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84000">
                <text:p>16384000</text:p>
              </table:table-cell>
              <table:table-cell office:value-type="float" office:value="4.2">
                <text:p>4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8000">
                <text:p>32768000</text:p>
              </table:table-cell>
              <table:table-cell office:value-type="float" office:value="6.3">
                <text:p>6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000">
                <text:p>65536000</text:p>
              </table:table-cell>
              <table:table-cell office:value-type="float" office:value="21.9">
                <text:p>21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072000">
                <text:p>131072000</text:p>
              </table:table-cell>
              <table:table-cell office:value-type="float" office:value="35.9">
                <text:p>35.9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144000">
                <text:p>262144000</text:p>
              </table:table-cell>
              <table:table-cell office:value-type="float" office:value="72.9">
                <text:p>72.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4288000">
                <text:p>524288000</text:p>
              </table:table-cell>
              <table:table-cell office:value-type="float" office:value="135.4">
                <text:p>135.4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000">
                <text:p>1048576000</text:p>
              </table:table-cell>
              <table:table-cell office:value-type="float" office:value="292.2">
                <text:p>292.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7152000">
                <text:p>2097152000</text:p>
              </table:table-cell>
              <table:table-cell office:value-type="float" office:value="557.3">
                <text:p>557.3</text:p>
              </table:table-cell>
              <table:table-cell office:value-type="float" office:value="327.1">
                <text:p>327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